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D0000003637FDE70A4718EFD8.png" manifest:media-type="image/png"/>
  <manifest:file-entry manifest:full-path="Pictures/10000201000002BF0000002D4D22620EBB4247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ac1" officeooo:paragraph-rsid="00004ac1"/>
    </style:style>
    <style:style style:name="P2" style:family="paragraph" style:parent-style-name="Standard">
      <style:text-properties officeooo:paragraph-rsid="00004ac1"/>
    </style:style>
    <style:style style:name="P3" style:family="paragraph" style:parent-style-name="Text_20_body">
      <style:text-properties officeooo:rsid="00004ac1"/>
    </style:style>
    <style:style style:name="T1" style:family="text">
      <style:text-properties officeooo:rsid="00004a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S LAB</text:p>
      <text:p text:style-name="P2"><text:span text:style-name="T1">5.</text:span>Program to implement client server model using UDP socket programming </text:p>
      <text:p text:style-name="P2">// Server side implementation of UDP client-server model</text:p>
      <text:p text:style-name="P2">#include &lt;stdio.h&gt;</text:p>
      <text:p text:style-name="P2">#include &lt;stdlib.h&gt;</text:p>
      <text:p text:style-name="P2">#include &lt;unistd.h&gt;</text:p>
      <text:p text:style-name="P2">#include &lt;string.h&gt;</text:p>
      <text:p text:style-name="P2">#include &lt;sys/types.h&gt;</text:p>
      <text:p text:style-name="P2">#include &lt;sys/socket.h&gt;</text:p>
      <text:p text:style-name="P2">#include &lt;arpa/inet.h&gt;</text:p>
      <text:p text:style-name="P2">#include &lt;netinet/in.h&gt;</text:p>
      <text:p text:style-name="P2"><text:tab/></text:p>
      <text:p text:style-name="P2">#define PORT<text:tab/> 8080</text:p>
      <text:p text:style-name="P2">#define MAXLINE 1024</text:p>
      <text:p text:style-name="P2"><text:tab/></text:p>
      <text:p text:style-name="P2">// Driver code</text:p>
      <text:p text:style-name="P2">int main() {</text:p>
      <text:p text:style-name="P2"><text:tab/>int sockfd;</text:p>
      <text:p text:style-name="P2"><text:tab/>char buffer[MAXLINE];</text:p>
      <text:p text:style-name="P2"><text:tab/>char *hello = "Hello from server";</text:p>
      <text:p text:style-name="P2"><text:tab/>struct sockaddr_in servaddr, cliaddr;</text:p>
      <text:p text:style-name="P2"><text:tab/><text:tab/></text:p>
      <text:p text:style-name="P2"><text:tab/>// Creating socket file descriptor</text:p>
      <text:p text:style-name="P2"><text:tab/>if ( (sockfd = socket(AF_INET, SOCK_DGRAM, 0)) &lt; 0 ) {</text:p>
      <text:p text:style-name="P2"><text:tab/><text:tab/>perror("socket creation failed");</text:p>
      <text:p text:style-name="P2"><text:tab/><text:tab/>exit(EXIT_FAILURE);</text:p>
      <text:p text:style-name="P2"><text:tab/>}</text:p>
      <text:p text:style-name="P2"><text:tab/><text:tab/></text:p>
      <text:p text:style-name="P2"><text:tab/>memset(&amp;servaddr, 0, sizeof(servaddr));</text:p>
      <text:p text:style-name="P2"><text:tab/>memset(&amp;cliaddr, 0, sizeof(cliaddr));</text:p>
      <text:p text:style-name="P2"><text:tab/><text:tab/></text:p>
      <text:p text:style-name="P2"><text:tab/>// Filling server information</text:p>
      <text:p text:style-name="P2"><text:tab/>servaddr.sin_family = AF_INET; // IPv4</text:p>
      <text:p text:style-name="P2"><text:tab/>servaddr.sin_addr.s_addr = INADDR_ANY;</text:p>
      <text:p text:style-name="P2"><text:tab/>servaddr.sin_port = htons(PORT);</text:p>
      <text:p text:style-name="P2"><text:tab/><text:tab/></text:p>
      <text:p text:style-name="P2"><text:tab/>// Bind the socket with the server address</text:p>
      <text:p text:style-name="P2"><text:tab/>if ( bind(sockfd, (const struct sockaddr *)&amp;servaddr,</text:p>
      <text:p text:style-name="P2"><text:tab/><text:tab/><text:tab/>sizeof(servaddr)) &lt; 0 )</text:p>
      <text:p text:style-name="P2"><text:tab/>{</text:p>
      <text:p text:style-name="P2"><text:tab/><text:tab/>perror("bind failed");</text:p>
      <text:p text:style-name="P2"><text:tab/><text:tab/>exit(EXIT_FAILURE);</text:p>
      <text:p text:style-name="P2"><text:tab/>}</text:p>
      <text:p text:style-name="P2"><text:tab/><text:tab/></text:p>
      <text:p text:style-name="P2"><text:tab/>int len, n;</text:p>
      <text:p text:style-name="P2"><text:tab/></text:p>
      <text:p text:style-name="P2"><text:tab/>len = sizeof(cliaddr); //len is value/result</text:p>
      <text:p text:style-name="P2"><text:tab/></text:p>
      <text:p text:style-name="P2"><text:tab/>n = recvfrom(sockfd, (char *)buffer, MAXLINE,</text:p>
      <text:p text:style-name="P2"><text:tab/><text:tab/><text:tab/><text:tab/>MSG_WAITALL, ( struct sockaddr *) &amp;cliaddr,</text:p>
      <text:p text:style-name="P2"><text:tab/><text:tab/><text:tab/><text:tab/>&amp;len);</text:p>
      <text:p text:style-name="P2"><text:tab/>buffer[n] = '\0';</text:p>
      <text:p text:style-name="P2"><text:soft-page-break/><text:tab/>printf("Client : %s\n", buffer);</text:p>
      <text:p text:style-name="P2"><text:tab/>sendto(sockfd, (const char *)hello, strlen(hello),</text:p>
      <text:p text:style-name="P2"><text:tab/><text:tab/>MSG_CONFIRM, (const struct sockaddr *) &amp;cliaddr,</text:p>
      <text:p text:style-name="P2"><text:tab/><text:tab/><text:tab/>len);</text:p>
      <text:p text:style-name="P2"><text:tab/>printf("Hello message sent.\n");</text:p>
      <text:p text:style-name="P2"><text:tab/><text:tab/></text:p>
      <text:p text:style-name="P2"><text:tab/>return 0;</text:p>
      <text:p text:style-name="P2">}</text:p>
      <text:p text:style-name="P2">// Client side implementation of UDP client-server model</text:p>
      <text:p text:style-name="P2">#include &lt;stdio.h&gt;</text:p>
      <text:p text:style-name="P2">#include &lt;stdlib.h&gt;</text:p>
      <text:p text:style-name="P2">#include &lt;unistd.h&gt;</text:p>
      <text:p text:style-name="P2">#include &lt;string.h&gt;</text:p>
      <text:p text:style-name="P2">#include &lt;sys/types.h&gt;</text:p>
      <text:p text:style-name="P2">#include &lt;sys/socket.h&gt;</text:p>
      <text:p text:style-name="P2">#include &lt;arpa/inet.h&gt;</text:p>
      <text:p text:style-name="P2">#include &lt;netinet/in.h&gt;</text:p>
      <text:p text:style-name="P2"><text:tab/></text:p>
      <text:p text:style-name="P2">#define PORT<text:tab/> 8080</text:p>
      <text:p text:style-name="P2">#define MAXLINE 1024</text:p>
      <text:p text:style-name="P2"><text:tab/></text:p>
      <text:p text:style-name="P2">// Driver code</text:p>
      <text:p text:style-name="P2">int main() {</text:p>
      <text:p text:style-name="P2"><text:tab/>int sockfd;</text:p>
      <text:p text:style-name="P2"><text:tab/>char buffer[MAXLINE];</text:p>
      <text:p text:style-name="P2"><text:tab/>char *hello = "Hello from client";</text:p>
      <text:p text:style-name="P2"><text:tab/>struct sockaddr_in<text:tab/> servaddr;</text:p>
      <text:p text:style-name="P2"><text:tab/></text:p>
      <text:p text:style-name="P2"><text:tab/>// Creating socket file descriptor</text:p>
      <text:p text:style-name="P2"><text:tab/>if ( (sockfd = socket(AF_INET, SOCK_DGRAM, 0)) &lt; 0 ) {</text:p>
      <text:p text:style-name="P2"><text:tab/><text:tab/>perror("socket creation failed");</text:p>
      <text:p text:style-name="P2"><text:tab/><text:tab/>exit(EXIT_FAILURE);</text:p>
      <text:p text:style-name="P2"><text:tab/>}</text:p>
      <text:p text:style-name="P2"><text:tab/></text:p>
      <text:p text:style-name="P2"><text:tab/>memset(&amp;servaddr, 0, sizeof(servaddr));</text:p>
      <text:p text:style-name="P2"><text:tab/><text:tab/></text:p>
      <text:p text:style-name="P2"><text:tab/>// Filling server information</text:p>
      <text:p text:style-name="P2"><text:tab/>servaddr.sin_family = AF_INET;</text:p>
      <text:p text:style-name="P2"><text:tab/>servaddr.sin_port = htons(PORT);</text:p>
      <text:p text:style-name="P2"><text:tab/>servaddr.sin_addr.s_addr = INADDR_ANY;</text:p>
      <text:p text:style-name="P2"><text:tab/><text:tab/></text:p>
      <text:p text:style-name="P2"><text:tab/>int n, len;</text:p>
      <text:p text:style-name="P2"><text:tab/><text:tab/></text:p>
      <text:p text:style-name="P2"><text:tab/>sendto(sockfd, (const char *)hello, strlen(hello),</text:p>
      <text:p text:style-name="P2"><text:tab/><text:tab/>MSG_CONFIRM, (const struct sockaddr *) &amp;servaddr,</text:p>
      <text:p text:style-name="P2"><text:tab/><text:tab/><text:tab/>sizeof(servaddr));</text:p>
      <text:p text:style-name="P2"><text:tab/>printf("Hello message sent.\n");</text:p>
      <text:p text:style-name="P2"><text:tab/><text:tab/><text:tab/></text:p>
      <text:p text:style-name="P2"><text:tab/>n = recvfrom(sockfd, (char *)buffer, MAXLINE,</text:p>
      <text:p text:style-name="P2"><text:tab/><text:tab/><text:tab/><text:tab/>MSG_WAITALL, (struct sockaddr *) &amp;servaddr,</text:p>
      <text:p text:style-name="P2"><text:tab/><text:tab/><text:tab/><text:tab/>&amp;len);</text:p>
      <text:p text:style-name="P2"><text:tab/>buffer[n] = '\0';</text:p>
      <text:p text:style-name="P2"><text:soft-page-break/><text:tab/>printf("Server : %s\n", buffer);</text:p>
      <text:p text:style-name="P2"><text:tab/></text:p>
      <text:p text:style-name="P2"><text:tab/>close(sockfd);</text:p>
      <text:p text:style-name="P2"><text:tab/>return 0;</text:p>
      <text:p text:style-name="P2">}</text:p>
      <text:p text:style-name="P2"><text:s/><text:span text:style-name="T1">OUTPUT:</text:span></text:p>
      <text:p text:style-name="P2"><draw:frame draw:style-name="fr2" draw:name="Image1" text:anchor-type="char" svg:width="17cm" svg:height="1.087cm" draw:z-index="0"><draw:image xlink:href="Pictures/10000201000002BF0000002D4D22620EBB4247F0.png" xlink:type="simple" xlink:show="embed" xlink:actuate="onLoad" loext:mime-type="image/png"/></draw:frame><draw:frame draw:style-name="fr1" draw:name="Image2" text:anchor-type="char" svg:x="-0.159cm" svg:y="1.905cm" svg:width="17cm" svg:height="1.309cm" draw:z-index="1"><draw:image xlink:href="Pictures/10000201000002BD0000003637FDE70A4718EF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41:42.436986071</meta:creation-date>
    <dc:date>2023-04-12T10:56:15.301240248</dc:date>
    <meta:editing-duration>PT14M33S</meta:editing-duration>
    <meta:editing-cycles>1</meta:editing-cycles>
    <meta:document-statistic meta:table-count="0" meta:image-count="2" meta:object-count="0" meta:page-count="3" meta:paragraph-count="110" meta:word-count="303" meta:character-count="2470" meta:non-whitespace-character-count="2137"/>
    <meta:generator>LibreOffice/6.4.7.2$Linux_X86_64 LibreOffice_project/40$Build-2</meta:generator>
  </office:meta>
</office:document-meta>
</file>